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officeooo:rsid="002cc967" officeooo:paragraph-rsid="002cc967" style:font-size-asian="31.5pt" style:font-weight-asian="bold" style:font-size-complex="3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4pt" style:text-underline-style="none" fo:font-weight="bold" officeooo:rsid="002cc967" officeooo:paragraph-rsid="002cc967" style:font-size-asian="21pt" style:font-weight-asian="bold" style:font-size-complex="24pt" style:font-weight-complex="bold"/>
    </style:style>
    <style:style style:name="P3" style:family="paragraph" style:parent-style-name="Text_20_body">
      <style:paragraph-properties fo:text-align="start" style:justify-single-word="false"/>
      <style:text-properties fo:font-size="18pt" fo:font-weight="bold" officeooo:rsid="026f3f8c" officeooo:paragraph-rsid="026f3f8c" style:font-size-asian="18pt" style:font-weight-asian="bold" style:font-size-complex="18pt" style:font-weight-complex="bold"/>
    </style:style>
    <style:style style:name="P4" style:family="paragraph" style:parent-style-name="Text_20_body">
      <style:paragraph-properties fo:text-align="start" style:justify-single-word="false"/>
      <style:text-properties fo:font-size="18pt" fo:font-weight="bold" officeooo:rsid="026f3f8c" officeooo:paragraph-rsid="027fd245" style:font-size-asian="18pt" style:font-weight-asian="bold" style:font-size-complex="18pt" style:font-weight-complex="bold"/>
    </style:style>
    <style:style style:name="P5" style:family="paragraph" style:parent-style-name="Text_20_body">
      <style:paragraph-properties fo:text-align="start" style:justify-single-word="false"/>
      <style:text-properties fo:font-size="18pt" fo:font-weight="bold" officeooo:rsid="0285258a" officeooo:paragraph-rsid="0285258a" style:font-size-asian="18pt" style:font-weight-asian="bold" style:font-size-complex="18pt" style:font-weight-complex="bold"/>
    </style:style>
    <style:style style:name="P6" style:family="paragraph" style:parent-style-name="Text_20_body">
      <style:paragraph-properties fo:text-align="start" style:justify-single-word="false"/>
      <style:text-properties fo:font-size="18pt" fo:font-weight="normal" officeooo:rsid="02776330" officeooo:paragraph-rsid="026f3f8c" style:font-size-asian="18pt" style:font-weight-asian="normal" style:font-size-complex="18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24pt" fo:font-weight="bold" officeooo:rsid="002cc967" officeooo:paragraph-rsid="02138ae9" style:font-size-asian="21pt" style:font-weight-asian="bold" style:font-size-complex="24pt" style:font-weight-complex="bold"/>
    </style:style>
    <style:style style:name="P8" style:family="paragraph" style:parent-style-name="Text_20_body" style:list-style-name="L1">
      <style:paragraph-properties fo:text-align="start" style:justify-single-word="false"/>
      <style:text-properties fo:font-size="18pt" fo:font-weight="bold" officeooo:rsid="026f3f8c" officeooo:paragraph-rsid="026f3f8c" style:font-size-asian="18pt" style:font-weight-asian="bold" style:font-size-complex="18pt" style:font-weight-complex="bold"/>
    </style:style>
    <style:style style:name="P9" style:family="paragraph" style:parent-style-name="Text_20_body">
      <style:paragraph-properties fo:text-align="start" style:justify-single-word="false"/>
      <style:text-properties fo:font-size="18pt" fo:font-weight="bold" officeooo:rsid="026f3f8c" officeooo:paragraph-rsid="02881bb4" style:font-size-asian="18pt" style:font-weight-asian="bold" style:font-size-complex="18pt" style:font-weight-complex="bold"/>
    </style:style>
    <style:style style:name="P10" style:family="paragraph" style:parent-style-name="Text_20_body">
      <style:paragraph-properties fo:text-align="start" style:justify-single-word="false"/>
      <style:text-properties fo:font-size="18pt" fo:font-weight="bold" officeooo:rsid="026f3f8c" officeooo:paragraph-rsid="028a3f12" style:font-size-asian="18pt" style:font-weight-asian="bold" style:font-size-complex="18pt" style:font-weight-complex="bold"/>
    </style:style>
    <style:style style:name="P11" style:family="paragraph" style:parent-style-name="Text_20_body" style:list-style-name="L1">
      <style:paragraph-properties fo:text-align="start" style:justify-single-word="false"/>
      <style:text-properties fo:font-size="18pt" fo:font-weight="bold" officeooo:rsid="0285258a" officeooo:paragraph-rsid="0285258a" style:font-size-asian="18pt" style:font-weight-asian="bold" style:font-size-complex="18pt" style:font-weight-complex="bold"/>
    </style:style>
    <style:style style:name="P12" style:family="paragraph" style:parent-style-name="Text_20_body">
      <style:paragraph-properties fo:text-align="start" style:justify-single-word="false"/>
      <style:text-properties fo:font-size="18pt" fo:font-weight="bold" officeooo:rsid="0285258a" officeooo:paragraph-rsid="0285258a" style:font-size-asian="18pt" style:font-weight-asian="bold" style:font-size-complex="18pt" style:font-weight-complex="bold"/>
    </style:style>
    <style:style style:name="P13" style:family="paragraph" style:parent-style-name="Text_20_body" style:list-style-name="L1">
      <style:paragraph-properties fo:text-align="start" style:justify-single-word="false"/>
      <style:text-properties fo:font-size="18pt" fo:font-weight="normal" officeooo:rsid="02752b4a" officeooo:paragraph-rsid="02752b4a" style:font-size-asian="18pt" style:font-weight-asian="normal" style:font-size-complex="18pt" style:font-weight-complex="normal"/>
    </style:style>
    <style:style style:name="P14" style:family="paragraph" style:parent-style-name="Text_20_body" style:list-style-name="L1">
      <style:paragraph-properties fo:text-align="start" style:justify-single-word="false"/>
      <style:text-properties fo:font-size="18pt" fo:font-weight="normal" officeooo:rsid="0285258a" officeooo:paragraph-rsid="0285258a" style:font-size-asian="18pt" style:font-weight-asian="normal" style:font-size-complex="18pt" style:font-weight-complex="normal"/>
    </style:style>
    <style:style style:name="P15" style:family="paragraph" style:parent-style-name="Text_20_body" style:list-style-name="L1">
      <style:paragraph-properties fo:text-align="start" style:justify-single-word="false"/>
      <style:text-properties fo:font-size="18pt" fo:font-weight="normal" officeooo:rsid="028e2b82" officeooo:paragraph-rsid="028e2b82" style:font-size-asian="18pt" style:font-weight-asian="normal" style:font-size-complex="18pt" style:font-weight-complex="normal"/>
    </style:style>
    <style:style style:name="P16" style:family="paragraph" style:parent-style-name="Text_20_body" style:list-style-name="L1">
      <style:paragraph-properties fo:text-align="start" style:justify-single-word="false"/>
      <style:text-properties fo:font-size="18pt" fo:font-weight="normal" officeooo:rsid="028e2b82" officeooo:paragraph-rsid="028eda40" style:font-size-asian="18pt" style:font-weight-asian="normal" style:font-size-complex="18pt" style:font-weight-complex="normal"/>
    </style:style>
    <style:style style:name="P17" style:family="paragraph" style:parent-style-name="Text_20_body" style:list-style-name="L1">
      <style:paragraph-properties fo:text-align="start" style:justify-single-word="false"/>
      <style:text-properties fo:font-size="18pt" fo:font-weight="normal" officeooo:rsid="028eda40" officeooo:paragraph-rsid="028eda40" style:font-size-asian="18pt" style:font-weight-asian="normal" style:font-size-complex="18pt" style:font-weight-complex="normal"/>
    </style:style>
    <style:style style:name="P18" style:family="paragraph" style:parent-style-name="Text_20_body" style:list-style-name="L1">
      <style:paragraph-properties fo:text-align="start" style:justify-single-word="false"/>
      <style:text-properties fo:font-size="18pt" fo:font-weight="normal" officeooo:rsid="0290eb6e" officeooo:paragraph-rsid="0290eb6e" style:font-size-asian="18pt" style:font-weight-asian="normal" style:font-size-complex="18pt" style:font-weight-complex="normal"/>
    </style:style>
    <style:style style:name="P19" style:family="paragraph" style:parent-style-name="Text_20_body" style:list-style-name="L1">
      <style:paragraph-properties fo:text-align="start" style:justify-single-word="false"/>
      <style:text-properties fo:font-size="18pt" fo:font-weight="normal" officeooo:rsid="02933a34" officeooo:paragraph-rsid="02933a34" style:font-size-asian="18pt" style:font-weight-asian="normal" style:font-size-complex="18pt" style:font-weight-complex="normal"/>
    </style:style>
    <style:style style:name="P20" style:family="paragraph" style:parent-style-name="Text_20_body" style:list-style-name="L1">
      <style:paragraph-properties fo:text-align="start" style:justify-single-word="false"/>
      <style:text-properties fo:font-size="18pt" fo:font-weight="normal" officeooo:rsid="0295a599" officeooo:paragraph-rsid="0295a599" style:font-size-asian="18pt" style:font-weight-asian="normal" style:font-size-complex="18pt" style:font-weight-complex="normal"/>
    </style:style>
    <style:style style:name="P21" style:family="paragraph" style:parent-style-name="Text_20_body" style:list-style-name="L1">
      <style:paragraph-properties fo:text-align="start" style:justify-single-word="false"/>
      <style:text-properties fo:font-size="18pt" fo:font-weight="normal" officeooo:rsid="0298c574" officeooo:paragraph-rsid="029bb48b" style:font-size-asian="18pt" style:font-weight-asian="normal" style:font-size-complex="18pt" style:font-weight-complex="normal"/>
    </style:style>
    <style:style style:name="P22" style:family="paragraph" style:parent-style-name="Text_20_body" style:list-style-name="L1">
      <style:paragraph-properties fo:text-align="start" style:justify-single-word="false"/>
      <style:text-properties fo:font-size="18pt" fo:font-weight="normal" officeooo:rsid="02a31f71" officeooo:paragraph-rsid="02a31f71" style:font-size-asian="18pt" style:font-weight-asian="normal" style:font-size-complex="18pt" style:font-weight-complex="normal"/>
    </style:style>
    <style:style style:name="P23" style:family="paragraph" style:parent-style-name="Text_20_body" style:list-style-name="L1">
      <style:paragraph-properties fo:text-align="start" style:justify-single-word="false"/>
      <style:text-properties fo:font-size="18pt" fo:font-weight="normal" officeooo:rsid="02a7f56b" officeooo:paragraph-rsid="02a7f56b" style:font-size-asian="18pt" style:font-weight-asian="normal" style:font-size-complex="18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1ff5b0b"/>
    </style:style>
    <style:style style:name="T3" style:family="text">
      <style:text-properties officeooo:rsid="026a3c17"/>
    </style:style>
    <style:style style:name="T4" style:family="text">
      <style:text-properties fo:font-weight="normal" officeooo:rsid="02776330" style:font-weight-asian="normal" style:font-weight-complex="normal"/>
    </style:style>
    <style:style style:name="T5" style:family="text">
      <style:text-properties fo:font-weight="normal" officeooo:rsid="027c9fe4" style:font-weight-asian="normal" style:font-weight-complex="normal"/>
    </style:style>
    <style:style style:name="T6" style:family="text">
      <style:text-properties fo:font-weight="normal" officeooo:rsid="027fd245" style:font-weight-asian="normal" style:font-weight-complex="normal"/>
    </style:style>
    <style:style style:name="T7" style:family="text">
      <style:text-properties fo:font-weight="normal" officeooo:rsid="028a3f12" style:font-weight-asian="normal" style:font-weight-complex="normal"/>
    </style:style>
    <style:style style:name="T8" style:family="text">
      <style:text-properties fo:font-weight="normal" officeooo:rsid="028bda04" style:font-weight-asian="normal" style:font-weight-complex="normal"/>
    </style:style>
    <style:style style:name="T9" style:family="text">
      <style:text-properties officeooo:rsid="0285258a"/>
    </style:style>
    <style:style style:name="T10" style:family="text">
      <style:text-properties officeooo:rsid="02881bb4"/>
    </style:style>
    <style:style style:name="T11" style:family="text">
      <style:text-properties officeooo:rsid="028a3f12"/>
    </style:style>
    <style:style style:name="T12" style:family="text">
      <style:text-properties officeooo:rsid="028eda40"/>
    </style:style>
    <style:style style:name="T13" style:family="text">
      <style:text-properties officeooo:rsid="0295a599"/>
    </style:style>
    <style:style style:name="T14" style:family="text">
      <style:text-properties officeooo:rsid="029bb48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Y <text:span text:style-name="T3">3 Docker</text:span></text:p>
      <text:p text:style-name="P2"/>
      <text:list xml:id="list7820271888817484258" text:style-name="L1">
        <text:list-item>
          <text:p text:style-name="P7"><text:span text:style-name="T1">Assignment </text:span><text:span text:style-name="T2">1</text:span></text:p>
          <text:p text:style-name="P8">-------------------</text:p>
          <text:p text:style-name="P8">## Docker Port:</text:p>
          <text:p text:style-name="P8">1. Pull nginx image from dockerhub.</text:p>
          <text:p text:style-name="P11">```</text:p>
          <text:p text:style-name="P13">$ docker pull nginx</text:p>
          <text:p text:style-name="P13">$ docker images</text:p>
          <text:p text:style-name="P14">```</text:p>
          <text:p text:style-name="P8">2. Run a container from nginx image and map container port 80 to system port 80.</text:p>
          <text:p text:style-name="P11">```</text:p>
        </text:list-item>
      </text:list>
      <text:p text:style-name="P3"><text:span text:style-name="T4"><text:s text:c="8"/>$ </text:span><text:span text:style-name="T5">docker run -itdp 80:80 nginx</text:span><text:span text:style-name="T4"> </text:span></text:p>
      <text:p text:style-name="P6"><text:s text:c="8"/><text:span text:style-name="T9">```</text:span></text:p>
      <text:list xml:id="list217922918928" text:continue-numbering="true" text:style-name="L1">
        <text:list-header>
          <text:p text:style-name="P8">3. Display all mapped ports on nginx image.</text:p>
          <text:p text:style-name="P11">```</text:p>
        </text:list-header>
      </text:list>
      <text:p text:style-name="P4"><text:s text:c="8"/><text:span text:style-name="T6">$ docker port a6228015efe3</text:span></text:p>
      <text:p text:style-name="P5"><text:s text:c="8"/>```</text:p>
      <text:p text:style-name="P5"/>
      <text:p text:style-name="P5"/>
      <text:list xml:id="list217297291444" text:continue-numbering="true" text:style-name="L1">
        <text:list-header>
          <text:p text:style-name="P8"><text:soft-page-break/>4. Run a docker container named "containexpose" from nginx image and expose port 80 of container to outer world without mapping it to any of system port.</text:p>
        </text:list-header>
      </text:list>
      <text:p text:style-name="P9"><text:s text:c="8"/></text:p>
      <text:p text:style-name="P9"><text:span text:style-name="T10"><text:s text:c="8"/>```</text:span></text:p>
      <text:p text:style-name="P10"><text:s text:c="8"/><text:span text:style-name="T7">$</text:span><text:span text:style-name="T11"> </text:span><text:span text:style-name="T7">docker run -itd --network host --name containexpose nginx bash</text:span></text:p>
      <text:p text:style-name="P10"><text:span text:style-name="T7"><text:s text:c="7"/></text:span><text:span text:style-name="T8"><text:s/>```</text:span></text:p>
      <text:p text:style-name="P3"/>
      <text:list xml:id="list219112275553" text:continue-numbering="true" text:style-name="L1">
        <text:list-header>
          <text:p text:style-name="P8">## Docker Volume:</text:p>
          <text:p text:style-name="P8">1. Create docker volume named "dbvol"</text:p>
          <text:p text:style-name="P11">```</text:p>
          <text:p text:style-name="P14">$ docker volume create dbvol</text:p>
          <text:p text:style-name="P14">```</text:p>
          <text:p text:style-name="P8">2. Run docker container from wordpress image and mount "dbvol" to /var/lib/mysql</text:p>
          <text:p text:style-name="P11">```</text:p>
          <text:p text:style-name="P15">$ docker pull wordpress</text:p>
          <text:p text:style-name="P15">$ docker images</text:p>
          <text:p text:style-name="P16">$ <text:span text:style-name="T12">docker run -itd --name wordpress -v dbvol:/var/lib/mysql 06508c5f90d1 bash</text:span></text:p>
          <text:p text:style-name="P11">```</text:p>
        </text:list-header>
      </text:list>
      <text:p text:style-name="P5"/>
      <text:p text:style-name="P5"/>
      <text:list xml:id="list217970870721" text:continue-numbering="true" text:style-name="L1">
        <text:list-header>
          <text:p text:style-name="P8"><text:soft-page-break/>3. Display all docker volumes.</text:p>
          <text:p text:style-name="P11">```</text:p>
          <text:p text:style-name="P17">$ docker volume ls</text:p>
          <text:p text:style-name="P11">```</text:p>
          <text:p text:style-name="P8">4. Create another docker volume named "testvol"</text:p>
          <text:p text:style-name="P11">```</text:p>
          <text:p text:style-name="P18">$ docker volume create testvol</text:p>
          <text:p text:style-name="P11">```</text:p>
          <text:p text:style-name="P11"/>
          <text:p text:style-name="P8">5. Remove docker volume "testvol"</text:p>
          <text:p text:style-name="P11">```</text:p>
          <text:p text:style-name="P18">$ docker volume rm testvol</text:p>
          <text:p text:style-name="P11">```</text:p>
          <text:p text:style-name="P8"/>
          <text:p text:style-name="P8">## Docker Linking:</text:p>
          <text:p text:style-name="P8">1. Run a container in detached mode with name "db" from image "training/postgres"</text:p>
          <text:p text:style-name="P11">```</text:p>
          <text:p text:style-name="P19">$ docker pull training/postgres</text:p>
          <text:p text:style-name="P19">$ docker run -itd - -name db training/postgres </text:p>
          <text:p text:style-name="P19">$ docker ps</text:p>
          <text:p text:style-name="P11">```</text:p>
          <text:p text:style-name="P8"><text:soft-page-break/>2. Run another container in detached mode with name "web" from image "training/webapp", link container "db" with alias "mydb" to this container and finally pass an inline command "python app.py" while running container.</text:p>
          <text:p text:style-name="P11">```</text:p>
          <text:p text:style-name="P21">$ <text:span text:style-name="T14">docker run -itd --name web --link db:mydb 6fae60ef3446 python app.py</text:span></text:p>
          <text:p text:style-name="P11">```</text:p>
          <text:p text:style-name="P8">3. Take a bash terminal in "web" container.</text:p>
          <text:p text:style-name="P11">```</text:p>
          <text:p text:style-name="P22">$ docker exec -it 42e5245d58fb bash</text:p>
          <text:p text:style-name="P11">```</text:p>
          <text:p text:style-name="P11"/>
          <text:p text:style-name="P8">4. Test container linking by doing a ping to "mydb"</text:p>
          <text:p text:style-name="P11">```</text:p>
          <text:p text:style-name="P23">root@42e5245d58fb:/opt/webapp# ping mydb</text:p>
          <text:p text:style-name="P11">```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/>
    <style:style style:name="Heading_20_3" style:display-name="Heading 3" style:family="paragraph" style:parent-style-name="Heading" style:class="text"/>
    <style:style style:name="Horizontal_20_Line" style:display-name="Horizontal Line" style:family="paragraph" style:parent-style-name="Standard" style:class="html"/>
    <style:style style:name="Heading_20_2" style:display-name="Heading 2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charset="x-symbol" fo:font-size="18pt" fo:font-weight="normal" style:font-name-asian="OpenSymbol" style:font-family-asian="OpenSymbol" style:font-charset-asian="x-symbol" style:font-size-asian="15.75pt" style:font-weight-asian="normal" style:font-name-complex="OpenSymbol" style:font-family-complex="OpenSymbol" style:font-charset-complex="x-symbol" style:font-size-complex="18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1T18:03:41.342476050</meta:creation-date>
    <dc:date>2018-07-19T00:02:16.030692501</dc:date>
    <meta:editing-duration>P1DT9H39M43S</meta:editing-duration>
    <meta:editing-cycles>325</meta:editing-cycles>
    <meta:generator>LibreOffice/5.1.6.2$Linux_X86_64 LibreOffice_project/10m0$Build-2</meta:generator>
    <meta:document-statistic meta:table-count="0" meta:image-count="0" meta:object-count="0" meta:page-count="4" meta:paragraph-count="67" meta:word-count="358" meta:character-count="1830" meta:non-whitespace-character-count="1532"/>
  </office:meta>
</office:document-meta>
</file>